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0.00pt" fo:font-weight="normal" fo:font-family="'Courier New'" style:font-family-asian="'Courier New'" style:font-family-complex="'Courier New'" fo:background-color="transparent" fo:color="#666666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0.00pt" fo:font-weight="normal" fo:font-family="'Courier New'" style:font-family-asian="'Courier New'" style:font-family-complex="'Courier New'" fo:background-color="transparent" fo:color="#666666"/>
    </style:style>
    <style:style style:name="T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text:list-style style:name="L2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Diretivas para Configurações</text:span></text:p>
      <text:list text:style-name="L2">
        <text:list-item>
          <text:p text:style-name="P2"><text:span text:style-name="T2">O<text:s/></text:span><text:span text:style-name="T3">namespace<text:s/></text:span><text:span text:style-name="T4">tem que ser o mesmo da classe que usará a configuração, precedido de "Config".</text:span><text:span text:style-name="T5"><text:line-break/></text:span><text:span text:style-name="T6">Por exemplo, a classe "Lib\Html" terá as configurações em "Config\Lib\Html".</text:span><text:span text:style-name="T7"/></text:p>
        </text:list-item>
        <text:list-item>
          <text:p text:style-name="P2"><text:span text:style-name="T8">Os parâmetros devem ser públicos e estáticos. A classe pode ou não ser intanciada; ter parâmetros e métodos próprios, mas, estes não devem ser usados como parâmetros de configuração. Serão apenas, por exemplo, para a construção da classe e formação dos parâmetros estátivos.</text:span><text:span text:style-name="T9"/></text:p>
        </text:list-item>
      </text:list>
      <text:p text:style-name="P3"><text:span text:style-name="T9"/></text:p>
      <text:p text:style-name="P4"><text:span text:style-name="T10">Para ilustrar, vamos considerar a classe "Meu\Proprio\Blog" (caminho '.php/Meu/Proprio/Blog.php') que terá a sua classe de configuração em "Config\Meu\Proprio\Blog" (caminho 'Config\Meu\Proprio\Blog.php').<text:line-break/><text:line-break/></text:span><draw:frame text:anchor-type="as-char" svg:width="162.72mm" svg:height="117.48mm" style:rel-width="scale" style:rel-height="scale"><draw:object-ole xlink:href="OleObj1"/><draw:image xlink:href="ObjectReplacements/OleObj1"/></draw:frame><text:span text:style-name="T10"/></text:p>
      <text:p text:style-name="P4"><text:span text:style-name="T10"/></text:p>
      <text:p text:style-name="P4"><text:span text:style-name="T10">A classe de configuração em '.php/Config/Meu/Proprio/Blog.php', teria o seguinte conteúdo:</text:span></text:p>
      <text:p text:style-name="P4"><draw:frame text:anchor-type="as-char" svg:width="162.72mm" svg:height="63.76mm" style:rel-width="scale" style:rel-height="scale"><draw:object-ole xlink:href="OleObj2"/><draw:image xlink:href="ObjectReplacements/OleObj2"/></draw:frame><text:span text:style-name="T11"/></text:p>
      <text:p text:style-name="P4"><text:span text:style-name="T11"/></text:p>
      <text:p text:style-name="P4"><text:span text:style-name="T12">Isso produzira o seguinte, no browser:</text:span></text:p>
      <text:p text:style-name="P4"><draw:frame text:anchor-type="as-char" svg:width="96.57mm" svg:height="36.78mm" style:rel-width="scale" style:rel-height="scale"><draw:object-ole xlink:href="OleObj3"/><draw:image xlink:href="ObjectReplacements/OleObj3"/></draw:frame><text:span text:style-name="T12"/></text:p>
      <text:p text:style-name="P4"><text:span text:style-name="T12"/></text:p>
      <text:p text:style-name="P4"><text:span text:style-name="T12"/></text:p>
      <text:p text:style-name="P4"><text:span text:style-name="T13"/></text:p>
      <text:p text:style-name="P4"><text:span text:style-name="T13"/></text:p>
      <text:p text:style-name="P5"><text:span text:style-name="T14"><text:line-break/></text:span><text:span text:style-name="T1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